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E000001C2AFB8D5E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004cm"/>
    </style:style>
    <style:style style:name="gr7" style:family="graphic" style:parent-style-name="standard">
      <style:graphic-properties draw:stroke="none" draw:fill="none" fo:min-height="0.6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0% 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827cm" svg:height="7.112cm" svg:x="4.04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cm" svg:height="0.35cm" svg:x="6.825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5cm" svg:height="0.35cm" svg:x="12.749cm" svg:y="3.1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35cm" svg:height="0.35cm" svg:x="11.795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005cm" svg:y1="8.892cm" svg:x2="11.973cm" svg:y2="6.176cm">
          <text:p/>
        </draw:line>
        <draw:line draw:style-name="gr4" draw:text-style-name="P1" draw:layer="layout" svg:x1="11.973cm" svg:y1="6.176cm" svg:x2="12.938cm" svg:y2="3.286cm">
          <text:p/>
        </draw:line>
        <draw:frame draw:style-name="gr5" draw:text-style-name="P2" draw:layer="layout" svg:width="0.993cm" svg:height="0.924cm" svg:x="6.103cm" svg:y="7.985cm">
          <draw:text-box>
            <text:p><text:span text:style-name="T1">P</text:span><text:span text:style-name="T2">1</text:span></text:p>
          </draw:text-box>
        </draw:frame>
        <draw:frame draw:style-name="gr5" draw:text-style-name="P2" draw:layer="layout" svg:width="0.993cm" svg:height="0.924cm" svg:x="12.082cm" svg:y="2.397cm">
          <draw:text-box>
            <text:p><text:span text:style-name="T1">P</text:span><text:span text:style-name="T2">2</text:span></text:p>
          </draw:text-box>
        </draw:frame>
        <draw:frame draw:style-name="gr5" draw:text-style-name="P2" draw:layer="layout" svg:width="0.912cm" svg:height="0.924cm" svg:x="11.181cm" svg:y="5.23cm">
          <draw:text-box>
            <text:p><text:span text:style-name="T1">P</text:span><text:span text:style-name="T2">i</text:span></text:p>
          </draw:text-box>
        </draw:frame>
        <draw:frame draw:style-name="gr6" draw:layer="layout" svg:width="0.993cm" svg:height="0.924cm" svg:x="9.509cm" svg:y="7.35cm">
          <draw:text-box>
            <text:p><text:span text:style-name="T3">s</text:span><text:span text:style-name="T2">1</text:span></text:p>
          </draw:text-box>
        </draw:frame>
        <draw:frame draw:style-name="gr7" draw:layer="layout" svg:width="0.993cm" svg:height="0.925cm" svg:x="12.834cm" svg:y="4.157cm">
          <draw:text-box>
            <text:p><text:span text:style-name="T3">s</text:span><text:span text:style-name="T2">2</text:span></text:p>
          </draw:text-box>
        </draw:frame>
        <draw:frame draw:style-name="gr8" draw:text-style-name="P1" draw:layer="layout" svg:width="3cm" svg:height="1.8cm" svg:x="4.556cm" svg:y="6.439cm">
          <draw:image xlink:href="Pictures/10000000000002EE000001C2AFB8D5ED.png" xlink:type="simple" xlink:show="embed" xlink:actuate="onLoad">
            <text:p/>
          </draw:image>
        </draw:frame>
        <draw:frame draw:style-name="gr8" draw:text-style-name="P1" draw:layer="layout" svg:width="3cm" svg:height="1.8cm" svg:x="13.367cm" svg:y="2.375cm">
          <draw:image xlink:href="Pictures/10000000000002EE000001C2AFB8D5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4T15:02:30</meta:creation-date>
    <dc:date>2016-01-24T15:35:05</dc:date>
    <dc:creator>Till </dc:creator>
    <meta:editing-duration>PT29M30S</meta:editing-duration>
    <meta:editing-cycles>6</meta:editing-cycles>
    <meta:generator>LibreOffice/3.5$Linux_X86_64 LibreOffice_project/350m1$Build-2</meta:generator>
    <meta:document-statistic meta:object-count="13"/>
  </office:meta>
</office:document-meta>
</file>